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rchitecture a1 of digital_part is </text:p>
      <text:p text:style-name="Standard"/>
      <text:p text:style-name="Standard">type state_machine is (SAMPLE, HOLD, COMPARE);</text:p>
      <text:p text:style-name="Standard">signal state : state_machine :=SAMPLE;</text:p>
      <text:p text:style-name="Standard"/>
      <text:p text:style-name="Standard">signal cont: integer; -- Approximation counter</text:p>
      <text:p text:style-name="Standard">signal N: integer := 8; -- ADC number of bits</text:p>
      <text:p text:style-name="Standard"/>
      <text:p text:style-name="Standard">signal partialResult : <text:s/>std_logic_vector(7 downto 0) ;</text:p>
      <text:p text:style-name="Standard">signal SAcmd, SBcmd : std_logic;</text:p>
      <text:p text:style-name="Standard">signal <text:s/>Smcmd : <text:s/>std_logic_vector(8 downto 0);</text:p>
      <text:p text:style-name="Standard"/>
      <text:p text:style-name="Standard"/>
      <text:p text:style-name="Standard">begin</text:p>
      <text:p text:style-name="Standard"/>
      <text:p text:style-name="Standard"/>
      <text:p text:style-name="Standard"/>
      <text:p text:style-name="Standard"><text:s/>process(clock)</text:p>
      <text:p text:style-name="Standard"><text:tab/>begin</text:p>
      <text:p text:style-name="Standard"><text:tab/><text:tab/>if (reset='0') then</text:p>
      <text:p text:style-name="Standard"><text:tab/><text:tab/><text:tab/>state &lt;= SAMPLE;</text:p>
      <text:p text:style-name="Standard"><text:tab/><text:tab/>elsif rising_edge(clock) then</text:p>
      <text:p text:style-name="Standard"><text:tab/><text:tab/><text:tab/>case state is</text:p>
      <text:p text:style-name="Standard"><text:tab/><text:tab/><text:tab/><text:tab/>when SAMPLE =&gt; -- Sampling state</text:p>
      <text:p text:style-name="Standard"><text:tab/><text:tab/><text:tab/><text:tab/><text:tab/>cont&lt;=0;</text:p>
      <text:p text:style-name="Standard"><text:tab/><text:tab/><text:tab/><text:tab/><text:tab/>SAcmd&lt;='1';</text:p>
      <text:p text:style-name="Standard"><text:tab/><text:tab/><text:tab/><text:tab/><text:tab/>SBcmd&lt;='0';</text:p>
      <text:p text:style-name="Standard"><text:tab/><text:tab/><text:tab/><text:tab/><text:tab/>Smcmd &lt;= (others =&gt;'1');</text:p>
      <text:p text:style-name="Standard"><text:tab/><text:tab/><text:tab/><text:tab/><text:tab/>partialResult &lt;= (others =&gt;'0');</text:p>
      <text:p text:style-name="Standard"><text:tab/><text:tab/><text:tab/><text:tab/><text:tab/>if (start ='1') then</text:p>
      <text:p text:style-name="Standard"><text:tab/><text:tab/><text:tab/><text:tab/><text:tab/><text:tab/> state&lt;= HOLD;</text:p>
      <text:p text:style-name="Standard"><text:tab/><text:tab/><text:tab/><text:tab/><text:tab/>end if;</text:p>
      <text:p text:style-name="Standard"><text:tab/><text:tab/><text:tab/><text:tab/><text:tab/><text:tab/><text:tab/></text:p>
      <text:p text:style-name="Standard"><text:tab/><text:tab/><text:tab/><text:tab/>when HOLD =&gt; -- Hold state</text:p>
      <text:p text:style-name="Standard"><text:tab/><text:tab/><text:tab/><text:tab/><text:tab/>state&lt;= COMPARE;</text:p>
      <text:p text:style-name="Standard"><text:tab/><text:tab/><text:tab/><text:tab/><text:tab/>SAcmd&lt;='0';</text:p>
      <text:p text:style-name="Standard"><text:tab/><text:tab/><text:tab/><text:tab/><text:tab/>SBcmd&lt;='0';</text:p>
      <text:p text:style-name="Standard"><text:tab/><text:tab/><text:tab/><text:tab/><text:tab/>Smcmd &lt;= (others =&gt;'1');</text:p>
      <text:p text:style-name="Standard"/>
      <text:p text:style-name="Standard"><text:tab/><text:tab/><text:tab/><text:tab/>when COMPARE =&gt; -- Compare state during N steps</text:p>
      <text:p text:style-name="Standard"><text:tab/><text:tab/><text:tab/><text:tab/><text:tab/>SAcmd&lt;='0';</text:p>
      <text:p text:style-name="Standard"><text:tab/><text:tab/><text:tab/><text:tab/><text:tab/>SBcmd&lt;='1';</text:p>
      <text:p text:style-name="Standard"/>
      <text:p text:style-name="Standard"><text:tab/><text:tab/><text:tab/><text:tab/><text:tab/>if (cont &gt; 0) then </text:p>
      <text:p text:style-name="Standard"><text:tab/><text:tab/><text:tab/><text:tab/><text:tab/><text:tab/>partialResult(cont-1) &lt;= comp;</text:p>
      <text:p text:style-name="Standard"><text:tab/><text:tab/><text:tab/><text:tab/><text:tab/>end if;</text:p>
      <text:p text:style-name="Standard"/>
      <text:p text:style-name="Standard"><text:tab/><text:tab/><text:tab/><text:tab/><text:tab/>-- switchs from left ro right (msb)</text:p>
      <text:p text:style-name="Standard"><text:tab/><text:tab/><text:tab/><text:tab/><text:tab/>for i in <text:s/>integer range 0 to cont loop </text:p>
      <text:p text:style-name="Standard"><text:tab/><text:tab/><text:tab/><text:tab/><text:tab/><text:tab/>Smcmd(N-i) &lt;= partialResult(i);</text:p>
      <text:p text:style-name="Standard"><text:tab/><text:tab/><text:tab/><text:tab/><text:tab/>end loop;</text:p>
      <text:p text:style-name="Standard"/>
      <text:p text:style-name="Standard"><text:soft-page-break/><text:tab/><text:tab/><text:tab/><text:tab/><text:tab/>-- cont-th guess</text:p>
      <text:p text:style-name="Standard"><text:tab/><text:tab/><text:tab/><text:tab/><text:tab/>Smcmd(N-cont) &lt;= '1';</text:p>
      <text:p text:style-name="Standard"/>
      <text:p text:style-name="Standard"><text:tab/><text:tab/><text:tab/><text:tab/><text:tab/>-- set lsb to zero</text:p>
      <text:p text:style-name="Standard"><text:tab/><text:tab/><text:tab/><text:tab/><text:tab/>for i in <text:s/>integer range cont+1 to N loop </text:p>
      <text:p text:style-name="Standard"><text:tab/><text:tab/><text:tab/><text:tab/><text:tab/><text:tab/>Smcmd(N-i) &lt;= '0';</text:p>
      <text:p text:style-name="Standard"><text:tab/><text:tab/><text:tab/><text:tab/><text:tab/>end loop;</text:p>
      <text:p text:style-name="Standard"><text:tab/><text:tab/><text:tab/></text:p>
      <text:p text:style-name="Standard"><text:tab/><text:tab/><text:tab/><text:tab/><text:tab/>if (cont&lt;=N) then</text:p>
      <text:p text:style-name="Standard"><text:tab/><text:tab/><text:tab/><text:tab/><text:tab/><text:tab/>cont&lt;=cont+1;</text:p>
      <text:p text:style-name="Standard"><text:tab/><text:tab/><text:tab/><text:tab/><text:tab/>else</text:p>
      <text:p text:style-name="Standard"><text:tab/><text:tab/><text:tab/><text:tab/><text:tab/><text:tab/>state&lt;=SAMPLE;</text:p>
      <text:p text:style-name="Standard"><text:tab/><text:tab/><text:tab/><text:tab/><text:tab/>end if;</text:p>
      <text:p text:style-name="Standard"><text:tab/><text:tab/><text:tab/><text:tab/><text:tab/></text:p>
      <text:p text:style-name="Standard"><text:tab/><text:tab/><text:tab/><text:tab/>when others =&gt; null;</text:p>
      <text:p text:style-name="Standard"><text:tab/><text:tab/><text:tab/>end case;</text:p>
      <text:p text:style-name="Standard"><text:tab/><text:tab/><text:tab/>result &lt;= partialResult;</text:p>
      <text:p text:style-name="Standard"><text:tab/><text:tab/><text:tab/>SAm&lt;= SAcmd;</text:p>
      <text:p text:style-name="Standard"><text:tab/><text:tab/><text:tab/>SAp&lt;= not SAcmd;</text:p>
      <text:p text:style-name="Standard"><text:tab/><text:tab/><text:tab/>SBm&lt;= SBcmd;</text:p>
      <text:p text:style-name="Standard"><text:tab/><text:tab/><text:tab/>SBp&lt;= not SBcmd;</text:p>
      <text:p text:style-name="Standard"><text:tab/><text:tab/><text:tab/>Sm &lt;= Smcmd;</text:p>
      <text:p text:style-name="Standard"><text:tab/><text:tab/><text:tab/>Sp&lt;= not Smcmd;</text:p>
      <text:p text:style-name="Standard"><text:tab/><text:tab/><text:tab/></text:p>
      <text:p text:style-name="Standard"><text:tab/><text:tab/>end if;</text:p>
      <text:p text:style-name="Standard">end process; </text:p>
      <text:p text:style-name="Standard"/>
      <text:p text:style-name="Standard">clkcomp &lt;= clock;</text:p>
      <text:p text:style-name="Standard"/>
      <text:p text:style-name="Standard">end architecture a1 ; </text:p>
      <text:p text:style-name="Standard"/>
      <text:p text:style-name="Standard"/>
      <text:p text:style-name="Standard"/>
      <text:p text:style-name="Standard"/>
      <text:p text:style-name="P1">architecture a1 of digital_gene is</text:p>
      <text:p text:style-name="Standard"/>
      <text:p text:style-name="Standard">--signal reset : std_logic ;</text:p>
      <text:p text:style-name="Standard">signal clk : std_logic := '0' ;</text:p>
      <text:p text:style-name="Standard"/>
      <text:p text:style-name="Standard"/>
      <text:p text:style-name="Standard">begin</text:p>
      <text:p text:style-name="Standard"/>
      <text:p text:style-name="Standard">reset &lt;= '0', '1' after 200 ns ;</text:p>
      <text:p text:style-name="Standard">clk &lt;= not clk after 500 ns ;</text:p>
      <text:p text:style-name="Standard">clock &lt;= clk ;</text:p>
      <text:p text:style-name="Standard"/>
      <text:p text:style-name="Standard">process</text:p>
      <text:p text:style-name="Standard">begin</text:p>
      <text:p text:style-name="Standard"><text:s text:c="3"/>start &lt;= '0';</text:p>
      <text:p text:style-name="Standard"><text:s text:c="3"/>wait for 800 ns ;</text:p>
      <text:p text:style-name="Standard"><text:s text:c="3"/>loop</text:p>
      <text:p text:style-name="Standard"><text:tab/> <text:s text:c="2"/>start &lt;= '1';</text:p>
      <text:p text:style-name="Standard"><text:s/><text:tab/> <text:s text:c="2"/>wait for 1 us ;</text:p>
      <text:p text:style-name="Standard"><text:tab/> <text:s text:c="2"/>start &lt;= '0';</text:p>
      <text:p text:style-name="Standard"><text:tab/> <text:s text:c="2"/>wait for 9 us ;</text:p>
      <text:p text:style-name="Standard"><text:s text:c="3"/>end loop ;</text:p>
      <text:p text:style-name="Standard">end process ;</text:p>
      <text:p text:style-name="Standard"/>
      <text:p text:style-name="Standard">end architecture ; </text:p>
      <text:p text:style-name="Standard"/>
      <text:p text:style-name="Standard"/>
      <text:p text:style-name="Standard"/>
      <text:p text:style-name="Standard">library IEEE;</text:p>
      <text:p text:style-name="Standard">use IEEE.STD_LOGIC_1164.all;</text:p>
      <text:p text:style-name="Standard">use IEEE.numeric_std.all;</text:p>
      <text:p text:style-name="Standard">use std.TEXTIO.ALL ;</text:p>
      <text:p text:style-name="Standard"><text:s/></text:p>
      <text:p text:style-name="Standard">entity digital_part is </text:p>
      <text:p text:style-name="Standard">port (</text:p>
      <text:p text:style-name="Standard"><text:s text:c="2"/>reset,clock : in std_logic ;</text:p>
      <text:p text:style-name="Standard"><text:s text:c="2"/>start ,comp : in std_logic ;</text:p>
      <text:p text:style-name="Standard"><text:s text:c="2"/>clkcomp : out std_logic ;</text:p>
      <text:p text:style-name="Standard"><text:s text:c="2"/>SAp,SAm,SBp,SBm : out std_logic ; <text:s text:c="2"/></text:p>
      <text:p text:style-name="Standard"><text:s text:c="2"/>Sp, Sm : out std_logic_vector(8 downto 0) ;</text:p>
      <text:p text:style-name="Standard"><text:s text:c="2"/>result : out std_logic_vector(7 downto 0) );</text:p>
      <text:p text:style-name="Standard">end 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7:05:04.232120222</meta:creation-date>
    <dc:date>2026-02-05T17:12:43.813694790</dc:date>
    <meta:editing-duration>PT37S</meta:editing-duration>
    <meta:editing-cycles>2</meta:editing-cycles>
    <meta:generator>LibreOffice/7.1.8.1$Linux_X86_64 LibreOffice_project/10$Build-1</meta:generator>
    <meta:document-statistic meta:table-count="0" meta:image-count="0" meta:object-count="0" meta:page-count="3" meta:paragraph-count="100" meta:word-count="342" meta:character-count="2223" meta:non-whitespace-character-count="1680"/>
  </office:meta>
</office:document-meta>
</file>